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81cm" draw:marker-end-width="0.178cm" draw:fill="none" draw:textarea-horizontal-align="justify" draw:textarea-vertical-align="top" draw:auto-grow-height="false" fo:padding-top="0.162cm" fo:padding-bottom="0.162cm" fo:padding-left="0.287cm" fo:padding-right="0.28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7.162cm"/>
    </style:style>
    <style:style style:name="gr3" style:family="graphic" style:parent-style-name="standard">
      <style:graphic-properties svg:stroke-width="0.025cm" svg:stroke-color="#000000" draw:marker-start-width="0.24cm" draw:marker-end-width="0.0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1.4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8cm" fo:min-width="1.855cm"/>
    </style:style>
    <style:style style:name="gr7" style:family="graphic" style:parent-style-name="standard">
      <style:graphic-properties svg:stroke-width="0.025cm" svg:stroke-color="#000000" draw:marker-start-width="0.229cm" draw:marker-end-width="0.026cm" draw:fill="none" draw:textarea-horizontal-align="justify" draw:textarea-vertical-align="top" draw:auto-grow-height="false" fo:padding-top="0.137cm" fo:padding-bottom="0.137cm" fo:padding-left="0.262cm" fo:padding-right="0.2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5.0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8cm" fo:min-width="3.754cm"/>
    </style:style>
    <style:style style:name="gr10" style:family="graphic" style:parent-style-name="objectwithoutfill">
      <style:graphic-properties draw:stroke="dash" draw:stroke-dash="Fine_20_Dashed_20__28_var_29_" svg:stroke-width="0.051cm" draw:marker-start-width="0.355cm" draw:marker-end-width="0.355cm" draw:fill="none" draw:textarea-horizontal-align="left" draw:textarea-vertical-align="top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style:font-size-asian="13pt" style:font-size-complex="13pt"/>
    </style:style>
    <style:style style:name="T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" style:family="text">
      <style:text-properties fo:font-size="11pt" style:text-underline-style="none" style:font-size-asian="11pt" style:font-size-complex="11pt"/>
    </style:style>
    <style:style style:name="T3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text-underline-style="solid" style:text-underline-width="auto" style:text-underline-color="font-color" style:font-size-asian="13pt" style:font-size-complex="13pt"/>
    </style:style>
    <style:style style:name="T6" style:family="text">
      <style:text-properties fo:font-size="12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54cm" svg:height="4.567cm" svg:x="5.953cm" svg:y="10.198cm">
          <text:p text:style-name="P1"><text:span text:style-name="T1">130</text:span><text:span text:style-name="T2"> </text:span></text:p>
          <text:p text:style-name="P1"><text:span text:style-name="T2">COMPUTER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4.703cm" svg:height="1.852cm" svg:x="14.589cm" svg:y="12.479cm">
          <text:p text:style-name="P1"><text:span text:style-name="T1">150</text:span></text:p>
          <text:p text:style-name="P1"><text:span text:style-name="T2">ELECTROMAGNET</text:span></text:p>
          <text:p text:style-name="P1"><text:span text:style-name="T2">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3.558cm" svg:height="0.89cm" svg:x="7.35cm" svg:y="16.113cm">
          <draw:text-box>
            <text:p><text:span text:style-name="T3">Figure 2 – First Embodiment Haptic Feedback System</text:span></text:p>
          </draw:text-box>
        </draw:frame>
        <draw:custom-shape draw:style-name="gr3" draw:text-style-name="P1" xml:id="id1" draw:id="id1" draw:layer="layout" svg:width="2.776cm" svg:height="2.538cm" svg:x="6.606cm" svg:y="11.465cm">
          <draw:glue-point draw:id="4" svg:x="4.924cm" svg:y="-2.145cm"/>
          <draw:glue-point draw:id="5" svg:x="4.924cm" svg:y="2.54cm"/>
          <text:p text:style-name="P1"><text:span text:style-name="T1">132</text:span></text:p>
          <text:p text:style-name="P1"><text:span text:style-name="T4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9.36cm" svg:y1="13.378cm" svg:x2="14.589cm" svg:y2="13.405cm" draw:start-shape="id1" draw:start-glue-point="5" draw:end-shape="id2" svg:d="m9360 13378h2613v27h2616" svg:viewBox="0 0 5230 28">
          <text:p/>
        </draw:connector>
        <draw:connector draw:style-name="gr4" draw:text-style-name="P3" draw:layer="layout" draw:line-skew="0.453cm" svg:x1="14.737cm" svg:y1="4.267cm" svg:x2="9.36cm" svg:y2="12.19cm" draw:start-shape="id3" draw:start-glue-point="3" draw:end-shape="id1" draw:end-glue-point="4" svg:d="m14737 4267h-2237v7923h-3140" svg:viewBox="0 0 5378 7924">
          <text:p/>
        </draw:connector>
        <draw:custom-shape draw:style-name="gr1" draw:text-style-name="P1" xml:id="id3" draw:id="id3" draw:layer="layout" svg:width="4.406cm" svg:height="1.651cm" svg:x="14.737cm" svg:y="3.442cm">
          <text:p text:style-name="P1"><text:span text:style-name="T1">110</text:span><text:span text:style-name="T2"> </text:span></text:p>
          <text:p text:style-name="P1"><text:span text:style-name="T2">FREE-SPACE 3D</text:span></text:p>
          <text:p text:style-name="P1"><text:span text:style-name="T2">POSITION TR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1.952cm" svg:height="1.559cm" svg:x="10.8cm" svg:y="5.848cm">
          <draw:text-box>
            <text:p text:style-name="P1"><text:span text:style-name="T1">270</text:span></text:p>
            <text:p text:style-name="P1"><text:span text:style-name="T4">position</text:span></text:p>
            <text:p text:style-name="P1"><text:span text:style-name="T4">data</text:span></text:p>
          </draw:text-box>
        </draw:frame>
        <draw:frame draw:style-name="gr6" draw:text-style-name="P5" draw:layer="layout" svg:width="2.373cm" svg:height="1.673cm" svg:x="10.946cm" svg:y="13.297cm">
          <draw:text-box>
            <text:p text:style-name="P4"><text:span text:style-name="T5">140</text:span></text:p>
            <text:p text:style-name="P4"><text:span text:style-name="T6">field</text:span></text:p>
            <text:p text:style-name="P4"><text:span text:style-name="T6">command</text:span></text:p>
          </draw:text-box>
        </draw:frame>
        <draw:connector draw:style-name="gr4" draw:text-style-name="P3" draw:layer="layout" draw:type="curve" svg:x1="16.94cm" svg:y1="12.479cm" svg:x2="16.94cm" svg:y2="9.903cm" draw:start-shape="id2" draw:start-glue-point="0" draw:end-shape="id4" draw:end-glue-point="2" svg:d="m16940 12479v-2576" svg:viewBox="0 0 1 2577">
          <text:p/>
        </draw:connector>
        <draw:custom-shape draw:style-name="gr7" draw:text-style-name="P1" xml:id="id5" draw:id="id5" draw:layer="layout" svg:width="4.322cm" svg:height="1.27cm" svg:x="14.779cm" svg:y="7.35cm">
          <text:p text:style-name="P1"><text:span text:style-name="T1">182</text:span></text:p>
          <text:p text:style-name="P1"><text:span text:style-name="T2">USER BODY ME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4" draw:id="id4" draw:layer="layout" svg:width="4.332cm" svg:height="1.27cm" svg:x="14.774cm" svg:y="8.633cm">
          <text:p text:style-name="P1"><text:span text:style-name="T1">190</text:span></text:p>
          <text:p text:style-name="P1"><text:span text:style-name="T2">PERMANENT MAG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" draw:layer="layout" svg:width="5.569cm" svg:height="0.871cm" svg:x="16.902cm" svg:y="10.679cm">
          <draw:text-box>
            <text:p text:style-name="P1"><text:span text:style-name="T1">160</text:span><text:span text:style-name="T4"> applied magnetic force</text:span></text:p>
          </draw:text-box>
        </draw:frame>
        <draw:connector draw:style-name="gr4" draw:text-style-name="P3" draw:layer="layout" draw:type="curve" svg:x1="16.94cm" svg:y1="7.35cm" svg:x2="16.94cm" svg:y2="5.093cm" draw:start-shape="id5" draw:start-glue-point="0" draw:end-shape="id3" draw:end-glue-point="2" svg:d="m16940 7350v-2257" svg:viewBox="0 0 1 2258">
          <text:p/>
        </draw:connector>
        <draw:frame draw:style-name="gr9" draw:text-style-name="P1" draw:layer="layout" svg:width="4.254cm" svg:height="0.998cm" svg:x="16.875cm" svg:y="6.334cm">
          <draw:text-box>
            <text:p text:style-name="P1"><text:span text:style-name="T1">140</text:span><text:span text:style-name="T4"> sensed position</text:span></text:p>
          </draw:text-box>
        </draw:frame>
        <draw:polygon draw:style-name="gr10" draw:text-style-name="P1" draw:layer="layout" svg:width="16.563cm" svg:height="12.404cm" svg:x="4.756cm" svg:y="3.032cm" svg:viewBox="0 0 16564 12405" draw:points="54,0 0,12405 16383,12405 16437,8890 8817,8890 8817,2794 16564,2794 16564,0">
          <text:p text:style-name="P1"><text:span text:style-name="T4">100 HAPTIC FEEDBACK SYSTEM</text:span></text:p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4T11:03:42.136000000</meta:creation-date>
    <dc:date>2014-07-07T15:11:21.543000000</dc:date>
    <meta:editing-duration>P1DT3H54M45S</meta:editing-duration>
    <meta:editing-cycles>16</meta:editing-cycles>
    <meta:generator>LibreOffice/4.1.4.2$Windows_x86 LibreOffice_project/0a0440ccc0227ad9829de5f46be37cfb6edcf72</meta:generator>
    <meta:print-date>2014-07-07T13:26:01.961000000</meta:print-date>
    <meta:document-statistic meta:object-count="16"/>
  </office:meta>
</office:document-meta>
</file>